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7.013cm" fo:margin-left="0.191cm" fo:margin-right="0.138cm" style:page-number="auto" table:align="margins"/>
    </style:style>
    <style:style style:name="Table1.A" style:family="table-column">
      <style:table-column-properties style:column-width="2.646cm" style:rel-column-width="1500*"/>
    </style:style>
    <style:style style:name="Table1.B" style:family="table-column">
      <style:table-column-properties style:column-width="14.367cm" style:rel-column-width="8145*"/>
    </style:style>
    <style:style style:name="Table1.1" style:family="table-row">
      <style:table-row-properties style:min-row-height="2.87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4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5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text-properties fo:language="id" fo:country="ID"/>
    </style:style>
    <style:style style:name="P7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5.531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1cm"/>
          <style:tab-stop style:position="1.251cm"/>
        </style:tab-stops>
      </style:paragraph-properties>
    </style:style>
    <style:style style:name="P9" style:family="paragraph" style:parent-style-name="Normal">
      <style:paragraph-properties fo:line-height="150%">
        <style:tab-stops>
          <style:tab-stop style:position="1cm"/>
          <style:tab-stop style:position="1.251cm"/>
        </style:tab-stops>
      </style:paragraph-properties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paragraph-properties fo:text-align="justify" style:justify-single-word="false">
        <style:tab-stops>
          <style:tab-stop style:position="10.186cm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7.461cm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5.53cm"/>
        </style:tab-stops>
      </style:paragraph-properties>
    </style:style>
    <style:style style:name="P14" style:family="paragraph" style:parent-style-name="Normal">
      <style:paragraph-properties fo:margin-left="2.251cm" fo:margin-right="0cm" fo:text-indent="-2.251cm" style:auto-text-indent="false">
        <style:tab-stops/>
      </style:paragraph-properties>
    </style:style>
    <style:style style:name="P15" style:family="paragraph" style:parent-style-name="List_20_Paragraph">
      <style:paragraph-properties fo:margin-left="2.501cm" fo:margin-right="0cm" fo:line-height="150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2.251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7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8.89cm" fo:margin-right="0cm" fo:text-indent="0cm" style:auto-text-indent="false">
        <style:tab-stops/>
      </style:paragraph-properties>
      <style:text-properties fo:language="id" fo:country="ID"/>
    </style:style>
    <style:style style:name="P19" style:family="paragraph" style:parent-style-name="List_20_Paragraph" style:list-style-name="L1">
      <style:paragraph-properties fo:margin-left="2.501cm" fo:margin-right="0cm" fo:line-height="150%" fo:text-indent="0cm" style:auto-text-indent="false">
        <style:tab-stops/>
      </style:paragraph-properties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8pt" fo:language="sv" fo:country="SE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weight="bold" style:font-weight-asian="bold"/>
    </style:style>
    <style:style style:name="T6" style:family="text">
      <style:text-properties fo:color="#ff0000" fo:language="id" fo:country="I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7" text:anchor-type="as-char" svg:y="0cm" svg:width="1.72cm" style:rel-width="scale" svg:height="2.302cm" style:rel-height="scale" draw:z-index="0"><draw:image xlink:href="Pictures/2000001000000EE2000011F188929624.wmf" xlink:type="simple" xlink:show="embed" xlink:actuate="onLoad"/></draw:frame></text:span></text:span></text:p>
            <text:p text:style-name="P2"><draw:connector text:anchor-type="paragraph" draw:z-index="1" draw:name="Line 65" draw:style-name="gr1" draw:type="line" svg:x1="-0.003cm" svg:y1="0.31cm" svg:x2="16.452cm" svg:y2="0.31cm" svg:d="M-4 310h16456"><text:p/></draw:connector><text:span text:style-name="Default_20_Paragraph_20_Font"><text:span text:style-name="T2"/></text:span></text:p>
          </table:table-cell>
          <table:table-cell table:style-name="Table1.A1" office:value-type="string">
            <text:p text:style-name="P4">PEMERINTAH KOTA YOGYAKARTA</text:p>
            <text:p text:style-name="P4">DINAS PENDIDIKAN</text:p>
            <text:p text:style-name="P3"><text:span text:style-name="Default_20_Paragraph_20_Font"><text:span text:style-name="T3">Jl. Hayam Wuruk <text:s/>No.11 Yogyakarta Telepon ( 0274) 512856, 563078, Fax. </text:span></text:span><text:span text:style-name="Default_20_Paragraph_20_Font"><text:span text:style-name="T4">(0274) 512956</text:span></text:span><text:span text:style-name="Default_20_Paragraph_20_Font"><text:span text:style-name="T4"><text:tab/></text:span></text:span></text:p>
            <text:p text:style-name="P3"><text:span text:style-name="Default_20_Paragraph_20_Font"><text:span text:style-name="T4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4">pendidikan@jogja.go.id</text:span></text:span></text:a><text:span text:style-name="Default_20_Paragraph_20_Font"><text:span text:style-name="T4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4">pendidikan@intra.jogja.go.id</text:span></text:span></text:a></text:p>
            <text:p text:style-name="P5"><text:span text:style-name="Default_20_Paragraph_20_Font"><text:span text:style-name="T3">KODE POS 55212</text:span></text:span></text:p>
          </table:table-cell>
        </table:table-row>
      </table:table>
      <text:p text:style-name="Normal">Nomor<text:tab/><text:tab/>: <text:tab/><text:tab/><text:tab/><text:tab/><text:tab/></text:p>
      <text:p text:style-name="Normal"><text:span text:style-name="Default_20_Paragraph_20_Font"><text:span text:style-name="T5">L</text:span></text:span>amp.<text:tab/><text:tab/>:<text:span text:style-name="Default_20_Paragraph_20_Font"><text:span text:style-name="T1"> </text:span></text:span></text:p>
      <text:p text:style-name="Normal">Hal<text:tab/><text:span text:style-name="Default_20_Paragraph_20_Font"><text:span text:style-name="T1"><text:tab/></text:span></text:span>: Permohonan seleksi</text:p>
      <text:p text:style-name="Normal"><text:tab/><text:span text:style-name="Default_20_Paragraph_20_Font"><text:span text:style-name="T1"> </text:span></text:span><text:span text:style-name="Default_20_Paragraph_20_Font"><text:span text:style-name="T1"><text:tab/> </text:span></text:span><text:s/>Masuk UST<text:tab/><text:tab/><text:span text:style-name="Default_20_Paragraph_20_Font"><text:span text:style-name="T1"> </text:span></text:span><text:span text:style-name="Default_20_Paragraph_20_Font"><text:span text:style-name="T1"><text:tab/></text:span></text:span><text:span text:style-name="Default_20_Paragraph_20_Font"><text:span text:style-name="T1"> <text:s text:c="13"/></text:span></text:span>Kepada Yth <text:s text:c="2"/></text:p>
      <text:p text:style-name="P14"><text:tab/><text:tab/><text:span text:style-name="Default_20_Paragraph_20_Font"><text:span text:style-name="T1"> </text:span></text:span><text:span text:style-name="Default_20_Paragraph_20_Font"><text:span text:style-name="T1"><text:tab/></text:span></text:span><text:tab/><text:tab/><text:tab/><text:tab/><text:span text:style-name="Default_20_Paragraph_20_Font"><text:span text:style-name="T1"> <text:s/>[onshow.kepada]</text:span></text:span></text:p>
      <text:p text:style-name="P6"><text:tab/><text:tab/><text:tab/><text:tab/><text:tab/><text:tab/><text:tab/> <text:s/>c.q. Ka. Badan Kepegawaian Daerah</text:p>
      <text:p text:style-name="P7"><text:tab/><text:tab/><text:tab/><text:tab/><text:tab/><text:tab/><text:span text:style-name="Default_20_Paragraph_20_Font"><text:span text:style-name="T1"><text:tab/> <text:s/>Kota Yogyakarta</text:span></text:span></text:p>
      <text:p text:style-name="P7"><text:tab/><text:tab/></text:p>
      <text:p text:style-name="Normal"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tab/><text:span text:style-name="Default_20_Paragraph_20_Font"><text:span text:style-name="T1"> <text:s/></text:span></text:span>Di <text:s/>Yogyakarta</text:p>
      <text:p text:style-name="P6"/>
      <text:p text:style-name="P6"/>
      <text:p text:style-name="P8">Bersama ini k<text:span text:style-name="Default_20_Paragraph_20_Font"><text:span text:style-name="T1">ami sampaikan permohonan </text:span></text:span>ijin<text:span text:style-name="Default_20_Paragraph_20_Font"><text:span text:style-name="T1"> </text:span></text:span>untuk mengikuti seleksi penerimaan mahasiswa baru jenjang <text:span text:style-name="Default_20_Paragraph_20_Font"><text:span text:style-name="T6">(jenjang)</text:span></text:span> di <text:span text:style-name="Default_20_Paragraph_20_Font"><text:span text:style-name="T6">(nama universitas)</text:span></text:span> bagi<text:span text:style-name="Default_20_Paragraph_20_Font"><text:span text:style-name="T1"> Pegawai Negeri Sipil di lingkungan Dinas Pendidikan Kota Yogyakarta dengan data sebagai berikut :</text:span></text:span></text:p>
      <text:p text:style-name="P9"/>
      <text:list xml:id="list7927354558083551075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1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1; magnet=text:p]</text:span></text:span></text:p>
      <text:p text:style-name="P15"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1]</text:span></text:span>, <text:span text:style-name="Default_20_Paragraph_20_Font"><text:span text:style-name="T1">[onshow.golongan1; magnet=text:p]</text:span></text:span></text:p>
      <text:p text:style-name="P15"><text:tab/>Jabatan<text:span text:style-name="Default_20_Paragraph_20_Font"><text:span text:style-name="T1"><text:tab/><text:tab/><text:tab/>: [onshow.jabatan1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1; magnet=text:p]</text:span></text:span></text:p>
      <text:list xml:id="list32640681" text:continue-numbering="true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2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2; magnet=text:p]</text:span></text:span></text:p>
      <text:p text:style-name="P15"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2]</text:span></text:span>, <text:span text:style-name="Default_20_Paragraph_20_Font"><text:span text:style-name="T1">[onshow.golongan2; magnet=text:p]</text:span></text:span></text:p>
      <text:p text:style-name="P15"><text:tab/>Jabatan<text:span text:style-name="Default_20_Paragraph_20_Font"><text:span text:style-name="T1"><text:tab/><text:tab/><text:tab/>: [onshow.jabatan2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2; magnet=text:p]</text:span></text:span></text:p>
      <text:list xml:id="list32640323" text:continue-numbering="true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3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3; magnet=text:p]</text:span></text:span></text:p>
      <text:p text:style-name="P15"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3]</text:span></text:span>, <text:span text:style-name="Default_20_Paragraph_20_Font"><text:span text:style-name="T1">[onshow.golongan3; magnet=text:p]</text:span></text:span></text:p>
      <text:p text:style-name="P15"><text:tab/>Jabatan<text:span text:style-name="Default_20_Paragraph_20_Font"><text:span text:style-name="T1"><text:tab/><text:tab/><text:tab/>: [onshow.jabatan3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3; magnet=text:p]</text:span></text:span></text:p>
      <text:list xml:id="list32630150" text:continue-numbering="true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4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4; magnet=text:p]</text:span></text:span></text:p>
      <text:p text:style-name="P15"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4]</text:span></text:span>, <text:span text:style-name="Default_20_Paragraph_20_Font"><text:span text:style-name="T1">[onshow.golongan4; magnet=text:p]</text:span></text:span></text:p>
      <text:p text:style-name="P15"><text:tab/>Jabatan<text:span text:style-name="Default_20_Paragraph_20_Font"><text:span text:style-name="T1"><text:tab/><text:tab/><text:tab/>: [onshow.jabatan4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4; magnet=text:p]</text:span></text:span></text:p>
      <text:list xml:id="list32631227" text:continue-numbering="true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5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5; magnet=text:p]</text:span></text:span></text:p>
      <text:p text:style-name="P15"><text:soft-page-break/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5]</text:span></text:span>, <text:span text:style-name="Default_20_Paragraph_20_Font"><text:span text:style-name="T1">[onshow.golongan5; magnet=text:p]</text:span></text:span></text:p>
      <text:p text:style-name="P15"><text:tab/>Jabatan<text:span text:style-name="Default_20_Paragraph_20_Font"><text:span text:style-name="T1"><text:tab/><text:tab/><text:tab/>: [onshow.jabatan5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5; magnet=text:p]</text:span></text:span></text:p>
      <text:list xml:id="list32627347" text:continue-numbering="true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6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6; magnet=text:p]</text:span></text:span></text:p>
      <text:p text:style-name="P15"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6]</text:span></text:span>, <text:span text:style-name="Default_20_Paragraph_20_Font"><text:span text:style-name="T1">[onshow.golongan6; magnet=text:p]</text:span></text:span></text:p>
      <text:p text:style-name="P15"><text:tab/>Jabatan<text:span text:style-name="Default_20_Paragraph_20_Font"><text:span text:style-name="T1"><text:tab/><text:tab/><text:tab/>: [onshow.jabatan6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6; magnet=text:p]</text:span></text:span></text:p>
      <text:list xml:id="list32629347" text:continue-numbering="true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7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7; magnet=text:p]</text:span></text:span></text:p>
      <text:p text:style-name="P15"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7]</text:span></text:span>, <text:span text:style-name="Default_20_Paragraph_20_Font"><text:span text:style-name="T1">[onshow.golongan7; magnet=text:p]</text:span></text:span></text:p>
      <text:p text:style-name="P15"><text:tab/>Jabatan<text:span text:style-name="Default_20_Paragraph_20_Font"><text:span text:style-name="T1"><text:tab/><text:tab/><text:tab/>: [onshow.jabatan7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7; magnet=text:p]</text:span></text:span></text:p>
      <text:list xml:id="list32637936" text:continue-numbering="true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8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8; magnet=text:p]</text:span></text:span></text:p>
      <text:p text:style-name="P15"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8]</text:span></text:span>, <text:span text:style-name="Default_20_Paragraph_20_Font"><text:span text:style-name="T1">[onshow.golongan8; magnet=text:p]</text:span></text:span></text:p>
      <text:p text:style-name="P15"><text:tab/>Jabatan<text:span text:style-name="Default_20_Paragraph_20_Font"><text:span text:style-name="T1"><text:tab/><text:tab/><text:tab/>: [onshow.jabatan8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8; magnet=text:p]</text:span></text:span></text:p>
      <text:list xml:id="list32627851" text:continue-numbering="true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9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9; magnet=text:p]</text:span></text:span></text:p>
      <text:p text:style-name="P15"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9]</text:span></text:span>, <text:span text:style-name="Default_20_Paragraph_20_Font"><text:span text:style-name="T1">[onshow.golongan9; magnet=text:p]</text:span></text:span></text:p>
      <text:p text:style-name="P15"><text:tab/>Jabatan<text:span text:style-name="Default_20_Paragraph_20_Font"><text:span text:style-name="T1"><text:tab/><text:tab/><text:tab/>: [onshow.jabatan9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9; magnet=text:p]</text:span></text:span></text:p>
      <text:list xml:id="list32645751" text:continue-numbering="true" text:style-name="L1">
        <text:list-item>
          <text:p text:style-name="P19"><text:span text:style-name="Default_20_Paragraph_20_Font"><text:span text:style-name="T1">N</text:span></text:span>ama<text:span text:style-name="Default_20_Paragraph_20_Font"><text:span text:style-name="T1"><text:tab/><text:tab/><text:tab/>: [onshow.nama10; magnet=text:p]</text:span></text:span></text:p>
        </text:list-item>
      </text:list>
      <text:p text:style-name="P15"><text:span text:style-name="Default_20_Paragraph_20_Font"><text:span text:style-name="T1"><text:tab/>NIP<text:tab/><text:tab/><text:tab/></text:span></text:span>: <text:span text:style-name="Default_20_Paragraph_20_Font"><text:span text:style-name="T1">[onshow.NIP10; magnet=text:p]</text:span></text:span></text:p>
      <text:p text:style-name="P15"><text:span text:style-name="Default_20_Paragraph_20_Font"><text:span text:style-name="T1"><text:tab/>P</text:span></text:span>angkat/Gol Ruang<text:span text:style-name="Default_20_Paragraph_20_Font"><text:span text:style-name="T1"><text:tab/></text:span></text:span>: <text:span text:style-name="Default_20_Paragraph_20_Font"><text:span text:style-name="T1">[onshow.pangkat10]</text:span></text:span>, <text:span text:style-name="Default_20_Paragraph_20_Font"><text:span text:style-name="T1">[onshow.golongan10; magnet=text:p]</text:span></text:span></text:p>
      <text:p text:style-name="P15"><text:tab/>Jabatan<text:span text:style-name="Default_20_Paragraph_20_Font"><text:span text:style-name="T1"><text:tab/><text:tab/><text:tab/>: [onshow.jabatan10; magnet=text:p]</text:span></text:span></text:p>
      <text:p text:style-name="P15"><text:span text:style-name="Default_20_Paragraph_20_Font"><text:span text:style-name="T1"><text:tab/>Instansi<text:tab/><text:tab/></text:span></text:span>:<text:span text:style-name="Default_20_Paragraph_20_Font"><text:span text:style-name="T1"> [onshow.instansi10; magnet=text:p]</text:span></text:span></text:p>
      <text:p text:style-name="P16"/>
      <text:p text:style-name="P10">Demikian<text:span text:style-name="Default_20_Paragraph_20_Font"><text:span text:style-name="T1">, untuk mendapat penyelesaian lebih lanjut.</text:span></text:span></text:p>
      <text:p text:style-name="P10"/>
      <text:p text:style-name="P11"><text:tab/></text:p>
      <text:p text:style-name="P11"/>
      <text:p text:style-name="P11"/>
      <text:p text:style-name="P17">Yogyakarta,<text:span text:style-name="Default_20_Paragraph_20_Font"><text:span text:style-name="T1"> [onshow.tanggal]</text:span></text:span></text:p>
      <text:p text:style-name="P14"><text:tab/><text:tab/><text:tab/><text:tab/><text:tab/><text:tab/><text:span text:style-name="Default_20_Paragraph_20_Font"><text:span text:style-name="T1"> <text:s text:c="8"/></text:span></text:span><text:s/><text:span text:style-name="Default_20_Paragraph_20_Font"><text:span text:style-name="T1"><text:s text:c="2"/></text:span></text:span>Kepala</text:p>
      <text:p text:style-name="P6"/>
      <text:p text:style-name="P6"/>
      <text:p text:style-name="P6"/>
      <text:p text:style-name="Normal"><text:soft-page-break/></text:p>
      <text:p text:style-name="P18">Drs. EDY HERI SUASANA, M.Pd</text:p>
      <text:p text:style-name="P12"><text:tab/><text:tab/><text:tab/>NIP <text:span text:style-name="Default_20_Paragraph_20_Font"><text:span text:style-name="T1">: </text:span></text:span>19<text:span text:style-name="Default_20_Paragraph_20_Font"><text:span text:style-name="T1">610605</text:span></text:span> 19<text:span text:style-name="Default_20_Paragraph_20_Font"><text:span text:style-name="T1">8401</text:span></text:span> 1 00<text:span text:style-name="Default_20_Paragraph_20_Font"><text:span text:style-name="T1">5</text:span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d" fo:country="ID" fo:font-style="normal" style:text-underline-style="none" fo:font-weight="normal" style:letter-kerning="false" fo:background-color="transparent" style:font-name-asian="Times New Roman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Header_20_Char" style:display-name="Head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2cm" fo:margin-right="2.24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33:00Z</meta:creation-date>
    <dc:date>2016-02-02T12:46:44.49</dc:date>
    <meta:print-date>2016-01-13T03:28:00Z</meta:print-date>
    <meta:editing-cycles>6</meta:editing-cycles>
    <meta:editing-duration>PT2M31S</meta:editing-duration>
    <meta:document-statistic meta:table-count="1" meta:image-count="1" meta:object-count="0" meta:page-count="3" meta:paragraph-count="72" meta:word-count="331" meta:character-count="3239"/>
    <meta:template xlink:type="simple" xlink:actuate="onRequest" xlink:title="" xlink:href="Normal.dotm"/>
  </office:meta>
</office:document-meta>
</file>